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5.478cm" fo:min-width="2.02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104cm" fo:min-width="2.254cm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 fo:min-height="0.744cm" fo:min-width="2.294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0.382cm" fo:min-width="2.232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 fo:min-height="0.654cm" fo:min-width="2.004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.654cm" fo:min-width="1.704cm"/>
    </style:style>
    <style:style style:name="gr7" style:family="graphic" style:parent-style-name="standard">
      <style:graphic-properties draw:fill-color="#3deb3d" draw:textarea-horizontal-align="justify" draw:textarea-vertical-align="middle" draw:auto-grow-height="false" fo:min-height="1.194cm" fo:min-width="1.644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0.924cm" fo:min-width="2.374cm"/>
    </style:style>
    <style:style style:name="gr9" style:family="graphic" style:parent-style-name="standard">
      <style:graphic-properties draw:fill-color="#e6e64c" draw:textarea-horizontal-align="justify" draw:textarea-vertical-align="middle" draw:auto-grow-height="false" fo:min-height="0.834cm" fo:min-width="2.384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 fo:min-height="0.644cm" fo:min-width="3.008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0.1cm" fo:min-width="2.944cm"/>
    </style:style>
    <style:style style:name="gr13" style:family="graphic" style:parent-style-name="standard">
      <style:graphic-properties draw:fill-color="#e6e64c" draw:textarea-horizontal-align="justify" draw:textarea-vertical-align="middle" draw:auto-grow-height="false" fo:min-height="0.15cm" fo:min-width="2.224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1cm" fo:min-width="2.064cm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 fo:min-height="0.1cm" fo:min-width="2.125cm"/>
    </style:style>
    <style:style style:name="gr16" style:family="graphic" style:parent-style-name="standard">
      <style:graphic-properties draw:fill-color="#ccffff" draw:textarea-horizontal-align="justify" draw:textarea-vertical-align="middle" draw:auto-grow-height="false" fo:min-height="0.564cm" fo:min-width="1.714cm"/>
    </style:style>
    <style:style style:name="gr17" style:family="graphic" style:parent-style-name="standard">
      <style:graphic-properties draw:fill-color="#ccffff" draw:textarea-horizontal-align="justify" draw:textarea-vertical-align="middle" draw:auto-grow-height="false" fo:min-height="0.2cm" fo:min-width="2.944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144cm" fo:min-width="2.03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99cc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e6e64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ccffff"/>
      <style:paragraph-properties fo:text-align="center"/>
    </style:style>
    <style:style style:name="P7" style:family="paragraph">
      <loext:graphic-properties draw:fill-color="#3deb3d"/>
      <style:paragraph-properties fo:text-align="center"/>
    </style:style>
    <style:style style:name="P8" style:family="paragraph">
      <loext:graphic-properties draw:fill-color="#ffcc99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3deb3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3deb3d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c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-color="#e6e64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3deb3d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8cm" svg:height="6cm" svg:x="11.4cm" svg:y="1.5cm">
          <text:p text:style-name="P1"><text:span text:style-name="T1">Arduino ProMini</text:span></text:p>
          <text:p text:style-name="P1"><text:span text:style-name="T1">16MHz 5v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cm" svg:height="1.5cm" svg:x="5.3cm" svg:y="1.9cm">
          <text:p text:style-name="P3"><text:span text:style-name="T1">GY-91 </text:span></text:p>
          <text:p text:style-name="P3"><text:span text:style-name="T1">MPU9250</text:span></text:p>
          <text:p text:style-name="P3"><text:span text:style-name="T1">BMP2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2.9cm" svg:height="1.1cm" svg:x="17.8cm" svg:y="6.1cm">
          <text:p text:style-name="P1"><text:span text:style-name="T1">GPS Ublox </text:span></text:p>
          <text:p text:style-name="P1"><text:span text:style-name="T1">M8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2.8cm" svg:height="0.7cm" svg:x="18.7cm" svg:y="3.8cm">
          <text:p text:style-name="P3"><text:span text:style-name="T1">LoRa RF4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2.6cm" svg:height="1cm" svg:x="5.6cm" svg:y="5.3cm">
          <text:p text:style-name="P3"><text:span text:style-name="T1">ACS7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3cm" svg:height="1cm" svg:x="5.8cm" svg:y="6.5cm">
          <text:p text:style-name="P1"><text:span text:style-name="T1">LDR</text:span></text:p>
          <text:p text:style-name="P1"><text:span text:style-name="T1">Div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2" draw:id="id2" draw:layer="layout" svg:width="2.3cm" svg:height="1.6cm" svg:x="5.9cm" svg:y="3.5cm">
          <text:p text:style-name="P1"><text:span text:style-name="T1">Voltaje</text:span></text:p>
          <text:p text:style-name="P1"><text:span text:style-name="T1">Div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3cm" svg:height="1.3cm" svg:x="21.401cm" svg:y="2cm">
          <text:p text:style-name="P3"><text:span text:style-name="T1">Antena 433M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7" draw:id="id7" draw:layer="layout" svg:width="3cm" svg:height="1.2cm" svg:x="21.4cm" svg:y="4.7cm">
          <text:p text:style-name="P3"><text:span text:style-name="T1">Antena 1400M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" draw:id="id1" draw:layer="layout" svg:width="3.604cm" svg:height="0.99cm" draw:transform="rotate (1.57481058407448) translate (3.714cm 6.308cm)">
          <text:p text:style-name="P11"><text:span text:style-name="T2">Solar P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layout" draw:type="lines" svg:x1="4.697cm" svg:y1="4.502cm" svg:x2="5.9cm" svg:y2="4.3cm" draw:start-shape="id1" draw:start-glue-point="2" draw:end-shape="id2" draw:end-glue-point="3" svg:d="M4697 4502h509l193-202h501" svg:viewBox="0 0 1204 203">
          <text:p/>
        </draw:connector>
        <draw:connector draw:style-name="gr11" draw:text-style-name="P13" draw:layer="layout" draw:type="lines" svg:x1="4.697cm" svg:y1="4.502cm" svg:x2="5.6cm" svg:y2="5.8cm" draw:start-shape="id1" draw:start-glue-point="2" draw:end-shape="id3" draw:end-glue-point="3" svg:d="M4697 4502h509l-107 1298h501" svg:viewBox="0 0 904 1299">
          <text:p/>
        </draw:connector>
        <draw:connector draw:style-name="gr11" draw:text-style-name="P13" draw:layer="layout" svg:x1="21.5cm" svg:y1="4.15cm" svg:x2="22.901cm" svg:y2="3.3cm" draw:start-shape="id4" draw:start-glue-point="1" draw:end-shape="id5" draw:end-glue-point="2" svg:d="M21500 4150h1401v-850" svg:viewBox="0 0 1402 851">
          <text:p/>
        </draw:connector>
        <draw:custom-shape draw:style-name="gr12" draw:text-style-name="P14" draw:layer="layout" svg:width="4.3cm" svg:height="0.7cm" svg:x="14.3cm" svg:y="3.8cm">
          <text:p text:style-name="P3"><text:span text:style-name="T3">SPI</text:span></text:p>
          <text:p text:style-name="P3"><text:span text:style-name="T4">IRQ:D2</text:span></text:p>
          <text:p text:style-name="P3"><text:span text:style-name="T4">CS:D10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6" draw:layer="layout" svg:width="3.4cm" svg:height="0.8cm" svg:x="14.3cm" svg:y="6.4cm">
          <text:p text:style-name="P15"><text:span text:style-name="T5">UA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8" draw:layer="layout" svg:width="3.2cm" svg:height="0.7cm" svg:x="8.2cm" svg:y="2.4cm">
          <text:p text:style-name="P17"><text:span text:style-name="T6">I2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9" draw:layer="layout" svg:width="3cm" svg:height="0.7cm" svg:x="8.4cm" svg:y="3.7cm">
          <text:p text:style-name="P17"><text:span text:style-name="T6">ADC A7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13" draw:layer="layout" svg:x1="20.7cm" svg:y1="6.65cm" svg:x2="22.9cm" svg:y2="5.9cm" draw:start-shape="id6" draw:start-glue-point="1" draw:end-shape="id7" draw:end-glue-point="2" svg:d="M20700 6650h2200v-750" svg:viewBox="0 0 2201 751">
          <text:p/>
        </draw:connector>
        <draw:custom-shape draw:style-name="gr16" draw:text-style-name="P6" draw:layer="layout" svg:width="2.3cm" svg:height="0.9cm" svg:x="18.7cm" svg:y="2.2cm">
          <text:p text:style-name="P3"><text:span text:style-name="T1">SD Card</text:span></text:p>
          <text:p text:style-name="P3"><text:span text:style-name="T7">CS: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4.3cm" svg:height="0.9cm" svg:x="14.4cm" svg:y="2.2cm">
          <text:p text:style-name="P3"><text:span text:style-name="T3">SPI</text:span></text:p>
          <text:p text:style-name="P3"><text:span text:style-name="T4">CS:D3</text:span></text:p>
          <text:p text:style-name="P3"><text:span text:style-name="T4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0" draw:layer="layout" svg:width="2.899cm" svg:height="0.788cm" draw:transform="rotate (-0.00418879020478637) translate (8.401cm 6.5cm)">
          <text:p text:style-name="P17"><text:span text:style-name="T6">ADC A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3cm" svg:height="0.7cm" svg:x="8.4cm" svg:y="5.4cm">
          <text:p text:style-name="P17"><text:span text:style-name="T6">ADC A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11:53.628533565</meta:creation-date>
    <dc:date>2019-01-13T00:08:03.103628054</dc:date>
    <meta:editing-duration>PT1H13M8S</meta:editing-duration>
    <meta:editing-cycles>19</meta:editing-cycles>
    <meta:generator>LibreOffice/6.1.3.2$Linux_X86_64 LibreOffice_project/10$Build-2</meta:generator>
    <meta:document-statistic meta:object-count="22"/>
  </office:meta>
</office:document-meta>
</file>